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Policepardéfaut" style:family="text">
      <style:text-properties fo:language="en" fo:country="GB"/>
    </style:style>
  </office:automatic-styles>
  <office:body>
    <office:text text:use-soft-page-breaks="true">
      <text:p text:style-name="P1">0 Malek</text:p>
      <text:p text:style-name="Normal">1<text:s/>Prasad</text:p>
      <text:p text:style-name="Normal">2<text:s/>Prasad</text:p>
      <text:p text:style-name="Normal">3 Gabriel</text:p>
      <text:p text:style-name="Normal">4 Gabriel</text:p>
      <text:p text:style-name="Normal">5<text:s/>Prasad</text:p>
      <text:p text:style-name="Normal">6<text:s/>Noam</text:p>
      <text:p text:style-name="P2">7 Gabriel</text:p>
      <text:p text:style-name="Normal"><text:span text:style-name="T3">8</text:span><text:s/>Prasad</text:p>
      <text:p text:style-name="Normal"><text:span text:style-name="T4">9</text:span><text:s/>Prasad</text:p>
      <text:p text:style-name="P5">10<text:s/>Gabriel</text:p>
      <text:p text:style-name="P6">11 Gabriel</text:p>
      <text:p text:style-name="P7">12<text:s/>Gabriel</text:p>
      <text:p text:style-name="P8">13<text:s/>Prasad</text:p>
      <text:p text:style-name="P9">14<text:s/>Noam</text:p>
      <text:p text:style-name="P10">15<text:s/>Prasad</text:p>
      <text:p text:style-name="P11">16<text:s/>Noam<text:s/></text:p>
      <text:p text:style-name="P12">17<text:s/>Noam</text:p>
      <text:p text:style-name="P13">18<text:s/>Prasad</text:p>
      <text:p text:style-name="P14">19<text:s/>Noam</text:p>
      <text:p text:style-name="P15">20<text:s/>Noam</text:p>
      <text:p text:style-name="P16">21<text:s/>Gabriel</text:p>
      <text:p text:style-name="P17">22<text:s/>Malek</text:p>
      <text:p text:style-name="P18">23<text:s/>Malek</text:p>
      <text:p text:style-name="P19">24<text:s/>Malek</text:p>
      <text:p text:style-name="P20">25<text:s/>Malek</text:p>
      <text:p text:style-name="P21">26<text:s/>Noam</text:p>
      <text:p text:style-name="P22">27<text:s/>Noam</text:p>
      <text:soft-page-break/>
      <text:p text:style-name="Normal"><text:span text:style-name="T23">28</text:span><text:s/>Prasad</text:p>
      <text:p text:style-name="P24">29<text:s/>Malek</text:p>
      <text:p text:style-name="P25">30 Gabriel</text:p>
      <text:p text:style-name="P26">31<text:s/>Gabriel</text:p>
      <text:p text:style-name="P27">32<text:s/>Malek</text:p>
      <text:p text:style-name="P28">33<text:s/>Prasad</text:p>
      <text:p text:style-name="P29">34<text:s/>Malek</text:p>
      <text:p text:style-name="P30">35<text:s/>Malek</text:p>
      <text:p text:style-name="Normal"><text:span text:style-name="T31">36</text:span><text:span text:style-name="T32"><text:s text:c="2"/>TOUT LE MOND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ek Ben Rached</meta:initial-creator>
    <dc:creator>Malek Ben Rached</dc:creator>
    <meta:creation-date>2025-12-21T14:36:00Z</meta:creation-date>
    <dc:date>2025-12-21T15:02:00Z</dc:date>
    <meta:template xlink:href="Normal" xlink:type="simple"/>
    <meta:editing-cycles>1</meta:editing-cycles>
    <meta:editing-duration>PT1560S</meta:editing-duration>
    <meta:document-statistic meta:page-count="2" meta:paragraph-count="19" meta:word-count="53" meta:character-count="334" meta:row-count="17" meta:non-whitespace-character-count="300"/>
  </office:meta>
</office:document-meta>
</file>